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page.setAutoFlush( String 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setSession( String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setIsErrorPage( String isError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setBuffer( String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setIsThreadSafe( String isThreadSa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jsp_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page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page.jsp_page( String language , String session , String buffer , String autoFlush , String isThreadSafe , String isErrorPage , String contentTyp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p_page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